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ize="12pt" style:font-size-asian="10.5pt" style:font-size-complex="12pt"/>
    </style:style>
    <style:style style:name="P8"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English documentation about the design of the PEE compiler</text:p>
      <text:p text:style-name="P2"/>
      <text:p text:style-name="P3"/>
      <text:p text:style-name="P3">As we said in our research group, we were going to document all the things done in the group with a variety of objectives. One of them was to make it possible for every member of the group to know what had been done in a session they couldn't assist, other reason were make it easy for new members to get involved quickly in the projects.</text:p>
      <text:p text:style-name="P3"/>
      <text:p text:style-name="P3">This guide is intended to be used by the members of the research group or any other person that wish to understand the compiler from a programmer point of view, it is also useful to know what is the project about and how it was designed. As reader you should understand that this document can change at any moment, and you are encourage to participate also documenting the project and source code.</text:p>
      <text:p text:style-name="P3"/>
      <text:p text:style-name="P3"/>
      <text:p text:style-name="P6">What is PEE</text:p>
      <text:p text:style-name="P3"/>
      <text:p text:style-name="P3">PEE is a programming language intended for learning the programming logic for Spanish speakers. As you might know, most of programming languages are English based, what make it more difficult for Spanish speakers learn a programming logic; The little children most learn many difficult keywords at the same time that programming logic, and usually it's not programming funny for them.</text:p>
      <text:p text:style-name="P3">For these reasons we think is important to have one programming language based in Spanish, and to make it funnier, the source code is compiled into the machine language of a robot, this robot can make with the program of the user (The little child) some geometric figures.</text:p>
      <text:p text:style-name="P3"/>
      <text:p text:style-name="P3"/>
      <text:p text:style-name="P3"/>
      <text:p text:style-name="P5">Design</text:p>
      <text:p text:style-name="P4"/>
      <text:p text:style-name="P7">The compiler is designed in 4 different phases. Each one with well defined to achieve better reliability, make it easier to maintain and improve; Some improves can be for example give more power to source language or add an additional objective architecture.</text:p>
      <text:p text:style-name="P7">The phases are the lexical phase, syntactical-semantical phase, intermediate code generation and machine language generation; We are planning to add a preprocessing phase in a near future. The following lines will try to <text:s/>explain better each one of these phases, nevertheless we assume you have some background in compiler design theory.</text:p>
      <text:p text:style-name="P7"/>
      <text:p text:style-name="P8">Lexical Phase</text:p>
      <text:p text:style-name="P9">The objective of the lexical phase is to get the original source code, remove all the comments, and generate as output the tokens needed in the syntactical phase. We want to do this because in a programming language some strings of characters have a meaning as an atom, for example the code “count = count+10” has 18 characters but only has 5 tokens (count, =, count, +,10). Independent of how many characters has each token, it's represented as a single integer number to the syntactical phase. For our project, we use an automatical scanner generator called JFLEX; This tool receives a file with a particular structure indicating what regular expressions correspond to which tokens and produce as output a Java source file with the required logic to perform the lexical phase. The file that contains the lexical specification required by JFLEX is “pee.jflex”, to understand this file you should read the JFLEX user manual, this manual can be downloaded from the Internet.</text:p>
      <text:p text:style-name="P9"/>
      <text:p text:style-name="P9"/>
      <text:p text:style-name="P8"><text:soft-page-break/>Syntactical-Semantical Phase</text:p>
      <text:p text:style-name="P9">This is a very important phase because is here where we define our programming language, this definition is achieved trough a context dependent grammar. In this phase we use an automatical parser generator for Java code too called CUP; This tool receives also a file with a particular structure defining the tokens expected from the Lexical Phase (Particulary from JFLEX generated code), next it has the grammar productions defining the syntax of our language and next to them the semantic actions that must be taken each time some production is parsed. In our case this semantic actions builds a tree (Called parse tree) that represent the source code, maybe after build the tree is required to make some checking that also corresponds to the semantical phase.</text:p>
      <text:p text:style-name="P9">If an error is detected either by the lexical or syntactical phase, the error is stored in a error list and the parse tree becomes meaningless. The syntactical phase then tries to recover from the error and continue parsing with the objective of find more errors, after the parsing finishes all errors are returned and the compilation process stops without any machine code generation.</text:p>
      <text:p text:style-name="P9">The file that contains the syntax definition required by CUP parser generator is “pee.cup”, again, for a better comprehension of this file you should read the CUP user manual also available to be downloaded from Internet.</text:p>
      <text:p text:style-name="P9">Respecting to the parse tree, maybe the best way to be understood is going directly to the source code and check the Tree Java package, and read the documentation of each class made in the source code. I would recommend to start checking the interfaces to understand first the structure and the things that node classes should have as minimum, this tree is important here and in the intermediate code generation.</text:p>
      <text:p text:style-name="P9">Regarding to symbol table, the class Context contains an static member that will be available to all the classes an phases. This class contains an stack of dictionaries not only to get the required variable, also to handle the environment of the variables (Global variable or local to the particular function). Have you noticed that some grammatical productions doesn't return a value even when you know they have some data that will be further required, that's because we can store the data in the context variable and we can further access it, we do this to store variables, parameters and statements of a function.</text:p>
      <text:p text:style-name="P9"/>
      <text:p text:style-name="P8">Intermediate code generation</text:p>
      <text:p text:style-name="P9">This phase of the compiler is responsible of generate an intermediate representation of the source code that is closer to machine code from the parse tree, the parse tree is also an intermediate representation but is closer to the source code. The objective then of this phase is make it easier the translation to machine code, by the way this makes it possible to make the compiler to make machine code for many more architectures faster that without this intermediate code representation. </text:p>
      <text:p text:style-name="P9">So we have many things to describe in this document about this phase, for example it's necessary to speak about the intermediate code instructions that we are going to use, and later the explanation of some algorithms to transform the parse tree to this code.</text:p>
      <text:p text:style-name="P9">The first kind of instructions are the arithmetical and logical ones, for all the instructions we will assume that there are a very big number of processor registers. All the binary instructions will have a very similar format, something like this:</text:p>
      <text:p text:style-name="P9"/>
      <text:p text:style-name="P9"><text:tab/>Destine Register = Operand1 Operator Operand2</text:p>
      <text:p text:style-name="P9"/>
      <text:p text:style-name="P9">The operands can be either literal numbers or processor registers, the destiny must always be a processor register. If the operation desired is logical, the destiny register will become 1 if the result is true of 0 if false; this way is the way C programs works, and is very convenient because this is mostly implemented by hardware in many architectures, as you might probably know, nor boolean or string data types exist at a machine level language, here everything is a number. The last thing we miss to say is that each line can have a logical labels to allow flow control as for example conditionals, loops and procedure calls (Of course we have intermediate code operation to allow all this things).</text:p>
      <text:p text:style-name="P9"><text:soft-page-break/>We have different types of registers, they are Temporal registers (To hold temporal values), Variable registers (To hold the values of variables declared in source code), Parameter registers (To hold the value of the parameters given to a procedure), Return registers (To hold the value returned by a called function) and Other registers (Like the stack pointer or return address required in procedure calls or other things related to the logic).</text:p>
      <text:p text:style-name="P9"/>
      <text:p text:style-name="P9">The following table contains the kind of instructions supported by the intermediate code, you should be aware that the idea here is not a syntax for the intermediate code, is more like we want to show the structure of each instruction and the logic that this instruction represents. If we were going to have multiple type support, we would need a different “operation code” or instruction to make <text:s/>for example addition on each data type.</text:p>
      <text:p text:style-name="P9"/>
      <text:p text:style-name="P9"/>
      <text:p text:style-name="P9">&lt;&lt; Here comes the table &gt;&gt;</text:p>
      <text:p text:style-name="P9"/>
      <text:p text:style-name="P9"/>
      <text:p text:style-name="P8">Machine language generation</text:p>
      <text:p text:style-name="P9">This phase consist in the translation of the intermediate code to a particular computer architecture, there is no very much things to say about this as long as it depends on the chosen architecture, the only important thing to say is that this phase is the one that allows the compiler be used to multiple machine archit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6T18:58:24</meta:creation-date>
    <dc:date>2009-08-09T19:58:20</dc:date>
    <meta:editing-duration>PT09H35M15S</meta:editing-duration>
    <meta:editing-cycles>13</meta:editing-cycles>
    <meta:generator>OpenOffice.org/3.0$Unix OpenOffice.org_project/300m15$Build-9379</meta:generator>
    <meta:document-statistic meta:table-count="0" meta:image-count="0" meta:object-count="0" meta:page-count="3" meta:paragraph-count="28" meta:word-count="1435" meta:character-count="8511"/>
    <meta:user-defined meta:name="Información 1"/>
    <meta:user-defined meta:name="Información 2"/>
    <meta:user-defined meta:name="Información 3"/>
    <meta:user-defined meta:name="Información 4"/>
  </office:meta>
</office:document-meta>
</file>